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ook" svg:font-family="'Avenir Boo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ucida Grande" svg:font-family="'Lucida Grande'" style:font-family-generic="swiss" style:font-pitch="variable"/>
  </office:font-face-decls>
  <office:automatic-styles>
    <style:style style:name="Table1" style:family="table">
      <style:table-properties style:width="6.6278in" fo:margin-left="0in" table:align="left"/>
    </style:style>
    <style:style style:name="Table1.A" style:family="table-column">
      <style:table-column-properties style:column-width="3.3139in"/>
    </style:style>
    <style:style style:name="Table1.A1" style:family="table-cell">
      <style:table-cell-properties style:vertical-align="middle" fo:background-color="#262626" fo:padding-left="0.075in" fo:padding-right="0.075in" fo:padding-top="0in" fo:padding-bottom="0in" fo:border="0.5pt solid #000000" style:writing-mode="lr-tb">
        <style:background-image/>
      </style:table-cell-properties>
    </style:style>
    <style:style style:name="Table2" style:family="table">
      <style:table-properties style:width="6.6278in" fo:margin-left="0in" table:align="left"/>
    </style:style>
    <style:style style:name="Table2.A" style:family="table-column">
      <style:table-column-properties style:column-width="3.3139in"/>
    </style:style>
    <style:style style:name="Table2.A1" style:family="table-cell">
      <style:table-cell-properties style:vertical-align="middle" fo:background-color="#262626" fo:padding-left="0.075in" fo:padding-right="0.075in" fo:padding-top="0in" fo:padding-bottom="0in" fo:border="0.5pt solid #000000" style:writing-mode="lr-tb">
        <style:background-image/>
      </style:table-cell-properties>
    </style:style>
    <style:style style:name="Table3" style:family="table">
      <style:table-properties style:width="6.6278in" fo:margin-left="0in" table:align="left"/>
    </style:style>
    <style:style style:name="Table3.A" style:family="table-column">
      <style:table-column-properties style:column-width="3.3139in"/>
    </style:style>
    <style:style style:name="Table3.A1" style:family="table-cell">
      <style:table-cell-properties style:vertical-align="middle" fo:background-color="#262626" fo:padding-left="0.075in" fo:padding-right="0.075in" fo:padding-top="0in" fo:padding-bottom="0in" fo:border="0.5pt solid #000000" style:writing-mode="lr-tb">
        <style:background-image/>
      </style:table-cell-properties>
    </style:style>
    <style:style style:name="P1" style:family="paragraph" style:parent-style-name="Footer">
      <style:paragraph-properties>
        <style:tab-stops>
          <style:tab-stop style:position="3.15in" style:type="center"/>
          <style:tab-stop style:position="6.4972in" style:type="right"/>
        </style:tab-stops>
      </style:paragraph-properties>
      <style:text-properties style:font-name="Calibri" fo:font-size="9pt" fo:font-style="italic" style:font-size-asian="9pt" style:font-style-asian="italic" style:font-size-complex="9pt"/>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variant="small-caps" style:font-name="Calibri" fo:font-size="13pt" fo:font-weight="bold" style:font-size-asian="13pt" style:font-weight-asian="bold" style:font-size-complex="13pt" style:font-weight-complex="bold"/>
    </style:style>
    <style:style style:name="P4" style:family="paragraph" style:parent-style-name="Normal">
      <style:text-properties fo:font-variant="small-caps" style:font-name="Avenir Light" fo:font-size="11pt" fo:font-weight="bold" style:font-size-asian="11pt" style:font-weight-asian="bold" style:font-size-complex="11pt" style:font-weight-complex="bold"/>
    </style:style>
    <style:style style:name="P5" style:family="paragraph" style:parent-style-name="Normal">
      <style:paragraph-properties fo:text-align="center" style:justify-single-word="false"/>
      <style:text-properties fo:font-variant="small-caps" style:font-name="Avenir Light" fo:font-size="11pt" fo:font-weight="bold" style:font-size-asian="11pt" style:font-weight-asian="bold" style:font-size-complex="11pt" style:font-weight-complex="bold"/>
    </style:style>
    <style:style style:name="P6" style:family="paragraph" style:parent-style-name="Normal">
      <style:paragraph-properties fo:text-align="center" style:justify-single-word="false"/>
    </style:style>
    <style:style style:name="P7" style:family="paragraph" style:parent-style-name="Normal">
      <style:text-properties fo:color="#ffffff" style:font-name="Avenir Light" fo:font-size="11pt" fo:font-weight="bold" style:font-size-asian="11pt" style:font-weight-asian="bold" style:font-size-complex="11pt"/>
    </style:style>
    <style:style style:name="P8" style:family="paragraph" style:parent-style-name="Normal">
      <style:paragraph-properties fo:text-align="end" style:justify-single-word="false"/>
    </style:style>
    <style:style style:name="P9" style:family="paragraph" style:parent-style-name="Normal">
      <style:paragraph-properties fo:text-align="end" style:justify-single-word="false"/>
      <style:text-properties style:font-name="Avenir Light" fo:font-size="11pt" fo:language="en" fo:country="US" fo:font-weight="bold" style:font-size-asian="11pt" style:font-weight-asian="bold" style:font-size-complex="11pt"/>
    </style:style>
    <style:style style:name="P10" style:family="paragraph" style:parent-style-name="Normal">
      <style:text-properties style:font-name="Avenir Light" fo:font-size="11pt" fo:font-weight="bold" style:font-size-asian="11pt" style:font-weight-asian="bold" style:font-size-complex="11pt"/>
    </style:style>
    <style:style style:name="P11" style:family="paragraph" style:parent-style-name="Normal">
      <style:paragraph-properties fo:text-align="justify" style:justify-single-word="false"/>
      <style:text-properties style:font-name="Avenir Light" fo:font-size="11pt" style:font-size-asian="11pt" style:font-size-complex="11pt"/>
    </style:style>
    <style:style style:name="P12" style:family="paragraph" style:parent-style-name="Normal">
      <style:paragraph-properties fo:line-height="150%" fo:text-align="justify" style:justify-single-word="false"/>
      <style:text-properties style:font-name="Avenir Book" fo:font-size="11pt" style:font-size-asian="11pt" style:font-size-complex="11pt"/>
    </style:style>
    <style:style style:name="P13" style:family="paragraph" style:parent-style-name="Normal">
      <style:paragraph-properties fo:text-align="justify" style:justify-single-word="false"/>
      <style:text-properties style:font-name="Avenir Book" fo:font-size="11pt" style:font-size-asian="11pt" style:font-size-complex="11pt"/>
    </style:style>
    <style:style style:name="P14" style:family="paragraph" style:parent-style-name="Normal">
      <style:paragraph-properties fo:text-align="justify" style:justify-single-word="false"/>
      <style:text-properties style:font-name="Avenir Book" fo:font-size="11pt" fo:font-weight="bold" style:font-size-asian="11pt" style:font-weight-asian="bold" style:font-size-complex="11pt"/>
    </style:style>
    <style:style style:name="P15" style:family="paragraph" style:parent-style-name="Normal">
      <style:text-properties style:font-name="Avenir Book" fo:font-size="11pt" fo:language="en" fo:country="US" fo:font-style="italic" fo:font-weight="bold" style:font-size-asian="11pt" style:font-style-asian="italic" style:font-weight-asian="bold" style:font-size-complex="11pt"/>
    </style:style>
    <style:style style:name="P16" style:family="paragraph" style:parent-style-name="Normal">
      <style:paragraph-properties fo:text-align="justify" style:justify-single-word="false"/>
    </style:style>
    <style:style style:name="P17" style:family="paragraph" style:parent-style-name="Normal">
      <style:paragraph-properties fo:text-align="justify" style:justify-single-word="false"/>
      <style:text-properties fo:color="#ff0000" style:font-name="Avenir Book" fo:font-size="11pt" style:font-size-asian="11pt" style:font-size-complex="11pt"/>
    </style:style>
    <style:style style:name="P18" style:family="paragraph" style:parent-style-name="Normal">
      <style:paragraph-properties fo:margin-left="0in" fo:margin-right="0.0335in" fo:text-align="justify" style:justify-single-word="false" fo:text-indent="0in" style:auto-text-indent="false"/>
      <style:text-properties style:font-name="Avenir Book" fo:font-size="11pt" style:font-size-asian="11pt" style:font-size-complex="11pt"/>
    </style:style>
    <style:style style:name="P19" style:family="paragraph" style:parent-style-name="Normal">
      <style:paragraph-properties fo:margin-left="0in" fo:margin-right="0.0335in" fo:text-align="justify" style:justify-single-word="false" fo:text-indent="0in" style:auto-text-indent="false"/>
      <style:text-properties style:font-name="Avenir Book" fo:font-size="11pt" fo:font-weight="bold" style:font-size-asian="11pt" style:font-weight-asian="bold" style:font-size-complex="11pt"/>
    </style:style>
    <style:style style:name="P20" style:family="paragraph" style:parent-style-name="Normal">
      <style:paragraph-properties fo:margin-left="0in" fo:margin-right="0.0335in" fo:text-align="justify" style:justify-single-word="false" fo:text-indent="0in" style:auto-text-indent="false"/>
    </style:style>
    <style:style style:name="P21" style:family="paragraph" style:parent-style-name="Normal">
      <style:paragraph-properties fo:margin-left="0in" fo:margin-right="0.0335in" fo:text-align="justify" style:justify-single-word="false" fo:text-indent="0in" style:auto-text-indent="false"/>
      <style:text-properties fo:color="#ff0000" style:font-name="Avenir Book" fo:font-size="11pt" style:font-size-asian="11pt" style:font-size-complex="11pt"/>
    </style:style>
    <style:style style:name="P22" style:family="paragraph" style:parent-style-name="Normal">
      <style:paragraph-properties fo:margin-left="0in" fo:margin-right="0.0335in" fo:text-align="justify" style:justify-single-word="false" fo:text-indent="-0.0008in" style:auto-text-indent="false"/>
      <style:text-properties style:font-name="Avenir Book" fo:font-size="11pt" style:font-size-asian="11pt" style:font-size-complex="11pt"/>
    </style:style>
    <style:style style:name="P23" style:family="paragraph" style:parent-style-name="Normal">
      <style:paragraph-properties fo:margin-left="0in" fo:margin-right="0.0335in" fo:text-align="justify" style:justify-single-word="false" fo:text-indent="-0.0008in" style:auto-text-indent="false"/>
      <style:text-properties fo:color="#ff0000" style:font-name="Avenir Book" fo:font-size="11pt" style:font-size-asian="11pt" style:font-size-complex="11pt"/>
    </style:style>
    <style:style style:name="P24" style:family="paragraph" style:parent-style-name="List_20_Paragraph">
      <style:paragraph-properties fo:margin-left="0in" fo:margin-right="0.0335in" fo:text-indent="0in" style:auto-text-indent="false">
        <style:tab-stops/>
      </style:paragraph-properties>
      <style:text-properties fo:color="#ff0000" style:font-name="Avenir Book" fo:font-size="11pt" style:font-size-asian="11pt" style:font-size-complex="11pt"/>
    </style:style>
    <style:style style:name="P25" style:family="paragraph" style:parent-style-name="List_20_Paragraph">
      <style:paragraph-properties fo:margin-left="0in" fo:margin-right="0.0335in" fo:text-indent="0in" style:auto-text-indent="false">
        <style:tab-stops/>
      </style:paragraph-properties>
      <style:text-properties style:font-name="Avenir Book" fo:font-size="11pt" style:font-size-asian="11pt" style:font-size-complex="11pt"/>
    </style:style>
    <style:style style:name="P26" style:family="paragraph" style:parent-style-name="List_20_Paragraph">
      <style:paragraph-properties fo:margin-left="0in" fo:margin-right="0.0335in" fo:text-indent="0in" style:auto-text-indent="false">
        <style:tab-stops/>
      </style:paragraph-properties>
    </style:style>
    <style:style style:name="P27" style:family="paragraph" style:parent-style-name="Normal">
      <style:paragraph-properties fo:margin-left="0in" fo:margin-right="0in" fo:text-align="justify" style:justify-single-word="false" fo:text-indent="-0.0008in" style:auto-text-indent="false"/>
      <style:text-properties style:font-name="Avenir Book" fo:font-size="11pt" style:font-size-asian="11pt" style:font-size-complex="11pt"/>
    </style:style>
    <style:style style:name="P28" style:family="paragraph" style:parent-style-name="Normal">
      <style:paragraph-properties fo:margin-left="0in" fo:margin-right="0in" fo:text-align="justify" style:justify-single-word="false" fo:text-indent="-0.0008in" style:auto-text-indent="false"/>
      <style:text-properties fo:color="#ff0000" style:font-name="Avenir Book" fo:font-size="11pt" style:font-size-asian="11pt" style:font-size-complex="11pt"/>
    </style:style>
    <style:style style:name="P29" style:family="paragraph" style:parent-style-name="List_20_Paragraph">
      <style:paragraph-properties fo:margin-left="0in" fo:margin-right="0in" fo:text-indent="0in" style:auto-text-indent="false">
        <style:tab-stops/>
      </style:paragraph-properties>
      <style:text-properties fo:color="#ff0000" style:font-name="Avenir Book" fo:font-size="11pt" style:font-size-asian="11pt" style:font-size-complex="11pt"/>
    </style:style>
    <style:style style:name="P30" style:family="paragraph" style:parent-style-name="List_20_Paragraph">
      <style:paragraph-properties fo:margin-left="0in" fo:margin-right="0in" fo:text-indent="0in" style:auto-text-indent="false">
        <style:tab-stops/>
      </style:paragraph-properties>
      <style:text-properties style:font-name="Avenir Book" fo:font-size="11pt" style:font-size-asian="11pt" style:font-size-complex="11pt"/>
    </style:style>
    <style:style style:name="P31" style:family="paragraph" style:parent-style-name="List_20_Paragraph">
      <style:paragraph-properties fo:margin-left="0in" fo:margin-right="0in" fo:text-indent="0in" style:auto-text-indent="false">
        <style:tab-stops/>
      </style:paragraph-properties>
    </style:style>
    <style:style style:name="P32" style:family="paragraph" style:parent-style-name="Normal" style:master-page-name="MP0">
      <style:paragraph-properties fo:text-align="center" style:justify-single-word="false" style:page-number="auto" fo:break-before="page"/>
      <style:text-properties fo:color="#ffffff" style:font-name="Calibri" fo:font-size="11pt" fo:font-weight="bold" style:font-size-asian="11pt" style:font-weight-asian="bold" style:font-size-complex="11pt" style:font-weight-complex="bold"/>
    </style:style>
    <style:style style:name="P33" style:family="paragraph" style:parent-style-name="Normal" style:master-page-name="MP1">
      <style:paragraph-properties fo:line-height="150%" fo:text-align="center" style:justify-single-word="false" style:page-number="auto" fo:break-before="page"/>
    </style:style>
    <style:style style:name="P34" style:family="paragraph" style:parent-style-name="Normal">
      <style:paragraph-properties fo:text-align="justify" style:justify-single-word="false"/>
      <style:text-properties style:font-name="Avenir Book" fo:font-size="11pt" officeooo:rsid="0007fda7" officeooo:paragraph-rsid="0007fda7" style:font-size-asian="11pt" style:font-size-complex="11pt"/>
    </style:style>
    <style:style style:name="P35" style:family="paragraph" style:parent-style-name="Normal">
      <style:paragraph-properties fo:text-align="justify" style:justify-single-word="false"/>
      <style:text-properties style:font-name="Avenir Book" fo:font-size="11pt" style:font-size-asian="11pt" style:font-size-complex="11pt"/>
    </style:style>
    <style:style style:name="P36" style:family="paragraph" style:parent-style-name="Normal">
      <style:paragraph-properties fo:text-align="justify" style:justify-single-word="false"/>
      <style:text-properties style:font-name="Avenir Book" fo:font-size="11pt" officeooo:paragraph-rsid="000b878a" style:font-size-asian="11pt" style:font-size-complex="11pt"/>
    </style:style>
    <style:style style:name="P37" style:family="paragraph" style:parent-style-name="Normal">
      <style:paragraph-properties fo:text-align="justify" style:justify-single-word="false"/>
      <style:text-properties style:font-name="Avenir Book" fo:font-size="11pt" officeooo:rsid="00082b33" officeooo:paragraph-rsid="00082b33" style:font-size-asian="11pt" style:font-size-complex="11pt"/>
    </style:style>
    <style:style style:name="P38" style:family="paragraph" style:parent-style-name="Normal">
      <style:paragraph-properties fo:text-align="justify" style:justify-single-word="false"/>
      <style:text-properties style:font-name="Avenir Book" fo:font-size="11pt" officeooo:rsid="0009eea7" officeooo:paragraph-rsid="0009eea7" style:font-size-asian="11pt" style:font-size-complex="11pt"/>
    </style:style>
    <style:style style:name="P39" style:family="paragraph" style:parent-style-name="Normal">
      <style:paragraph-properties fo:text-align="justify" style:justify-single-word="false"/>
      <style:text-properties style:font-name="Avenir Book" fo:font-size="11pt" officeooo:rsid="000b878a" officeooo:paragraph-rsid="000b878a" style:font-size-asian="11pt" style:font-size-complex="11pt"/>
    </style:style>
    <style:style style:name="P40" style:family="paragraph" style:parent-style-name="Normal">
      <style:text-properties officeooo:paragraph-rsid="00082b33"/>
    </style:style>
    <style:style style:name="P41" style:family="paragraph" style:parent-style-name="Normal">
      <style:paragraph-properties fo:margin-left="0in" fo:margin-right="0in" fo:text-align="justify" style:justify-single-word="false" fo:text-indent="-0.0008in" style:auto-text-indent="false"/>
      <style:text-properties style:font-name="Avenir Book" fo:font-size="11pt" style:font-size-asian="11pt" style:font-size-complex="11pt"/>
    </style:style>
    <style:style style:name="P42" style:family="paragraph" style:parent-style-name="List_20_Paragraph">
      <style:paragraph-properties fo:margin-left="0in" fo:margin-right="0in" fo:text-indent="0in" style:auto-text-indent="false">
        <style:tab-stops/>
      </style:paragraph-properties>
      <style:text-properties style:font-name="Avenir Book" fo:font-size="11pt" style:font-size-asian="11pt" style:font-size-complex="11pt"/>
    </style:style>
    <style:style style:name="P43" style:family="paragraph" style:parent-style-name="List_20_Paragraph">
      <style:paragraph-properties fo:margin-left="0in" fo:margin-right="0in" fo:text-indent="0in" style:auto-text-indent="false">
        <style:tab-stops/>
      </style:paragraph-properties>
      <style:text-properties style:font-name="Avenir Book" fo:font-size="11pt" officeooo:rsid="00082b33" officeooo:paragraph-rsid="00082b33" style:font-size-asian="11pt" style:font-size-complex="11pt"/>
    </style:style>
    <style:style style:name="T1" style:family="text">
      <style:text-properties style:font-name="Avenir Light" fo:font-size="10pt" style:font-size-asian="10pt" style:font-size-complex="10pt"/>
    </style:style>
    <style:style style:name="T2" style:family="text">
      <style:text-properties style:font-name="Avenir Light" fo:font-size="10pt" fo:language="en" fo:country="US" style:font-size-asian="10pt" style:font-size-complex="10pt"/>
    </style:style>
    <style:style style:name="T3" style:family="text">
      <style:text-properties style:font-name="Avenir Light" fo:font-size="10pt" fo:language="en" fo:country="US" fo:font-style="italic" style:font-size-asian="10pt" style:font-style-asian="italic" style:font-size-complex="10pt"/>
    </style:style>
    <style:style style:name="T4" style:family="text">
      <style:text-properties style:font-name="Avenir Light" fo:font-size="13pt" fo:font-weight="bold" style:font-size-asian="13pt" style:font-weight-asian="bold" style:font-size-complex="13pt"/>
    </style:style>
    <style:style style:name="T5" style:family="text">
      <style:text-properties style:font-name="Avenir Light" fo:font-size="11pt" style:font-size-asian="11pt" style:font-size-complex="11pt"/>
    </style:style>
    <style:style style:name="T6" style:family="text">
      <style:text-properties fo:font-variant="small-caps" style:font-name="Avenir Light" fo:font-size="11pt" fo:font-weight="bold" style:font-size-asian="11pt" style:font-weight-asian="bold" style:font-size-complex="11pt" style:font-weight-complex="bold"/>
    </style:style>
    <style:style style:name="T7" style:family="text">
      <style:text-properties fo:color="#ffffff" style:font-name="Avenir Light" fo:font-size="10pt" fo:language="en" fo:country="US" style:font-size-asian="10pt" style:font-size-complex="10pt"/>
    </style:style>
    <style:style style:name="T8" style:family="text">
      <style:text-properties fo:color="#ffffff" style:font-name="Avenir Light" fo:font-size="10pt" fo:language="en" fo:country="US" fo:font-style="italic" style:font-size-asian="10pt" style:font-style-asian="italic" style:font-size-complex="10pt"/>
    </style:style>
    <style:style style:name="T9" style:family="text">
      <style:text-properties fo:color="#c6d9f1" style:font-name="Avenir Light" fo:font-size="10pt" fo:language="en" fo:country="US" fo:font-style="italic" style:font-size-asian="10pt" style:font-style-asian="italic" style:font-size-complex="10pt"/>
    </style:style>
    <style:style style:name="T10" style:family="text">
      <style:text-properties fo:color="#ff0000" style:font-name="Avenir Book" fo:font-size="11pt" fo:font-style="italic" style:font-size-asian="11pt" style:font-style-asian="italic" style:font-size-complex="11pt"/>
    </style:style>
    <style:style style:name="T11" style:family="text">
      <style:text-properties fo:color="#ff0000" style:font-name="Avenir Book" fo:font-size="11pt" style:font-size-asian="11pt" style:font-size-complex="11pt"/>
    </style:style>
    <style:style style:name="T12" style:family="text">
      <style:text-properties style:font-name="Avenir Book" fo:font-size="11pt" style:font-size-asian="11pt" style:font-size-complex="11pt"/>
    </style:style>
    <style:style style:name="T13" style:family="text">
      <style:text-properties style:font-name="Avenir Book" fo:font-size="11pt" officeooo:rsid="0007ecb2" style:font-size-asian="11pt" style:font-size-complex="11pt"/>
    </style:style>
    <style:style style:name="T14" style:family="text">
      <style:text-properties style:font-name="Avenir Book" fo:font-size="11pt" officeooo:rsid="00082b33" style:font-size-asian="11pt" style:font-size-complex="11pt"/>
    </style:style>
    <style:style style:name="T15" style:family="text">
      <style:text-properties style:font-name="Avenir Book" fo:font-size="11pt" officeooo:rsid="000a2949" style:font-size-asian="11pt" style:font-size-complex="11pt"/>
    </style:style>
    <style:style style:name="T16" style:family="text">
      <style:text-properties style:font-name="Avenir Book" fo:font-size="11pt" officeooo:rsid="000b878a" style:font-size-asian="11pt" style:font-size-complex="11pt"/>
    </style:style>
    <style:style style:name="T17" style:family="text">
      <style:text-properties style:font-name="Avenir Book" fo:font-size="11pt" fo:font-style="italic" style:font-size-asian="11pt" style:font-style-asian="italic" style:font-size-complex="11pt"/>
    </style:style>
    <style:style style:name="T18" style:family="text">
      <style:text-properties style:font-name="Avenir Book" fo:font-size="11pt" fo:language="fr" fo:country="CA" style:font-size-asian="11pt" style:font-size-complex="11pt"/>
    </style:style>
    <style:style style:name="T19" style:family="text">
      <style:text-properties style:font-name="Avenir Book" fo:font-size="11pt" fo:language="fr" fo:country="CA" style:font-size-asian="11pt" style:font-name-complex="Arial" style:font-size-complex="11pt"/>
    </style:style>
    <style:style style:name="T20" style:family="text">
      <style:text-properties style:font-name="Avenir Book" fo:font-size="11pt" fo:language="fr" fo:country="CA" officeooo:rsid="000b878a" style:font-size-asian="11pt" style:font-name-complex="Arial" style:font-size-complex="11pt"/>
    </style:style>
    <style:style style:name="T21" style:family="text">
      <style:text-properties style:font-name="Avenir Book" fo:font-size="11pt" fo:language="fr" fo:country="CA" fo:font-style="italic" style:font-size-asian="11pt" style:font-style-asian="italic" style:font-size-complex="11pt"/>
    </style:style>
    <style:style style:name="T22" style:family="text">
      <style:text-properties fo:color="#ccccff" style:font-name="Avenir Light" fo:font-size="10pt" fo:language="en" fo:country="US" fo:font-style="italic" style:font-size-asian="10pt" style:font-style-asian="italic" style:font-size-complex="10pt"/>
    </style:style>
    <style:style style:name="T23" style:family="text">
      <style:text-properties officeooo:rsid="0007ecb2"/>
    </style:style>
    <style:style style:name="T24" style:family="text">
      <style:text-properties officeooo:rsid="00082b33"/>
    </style:style>
    <style:style style:name="T25" style:family="text">
      <style:text-properties officeooo:rsid="0009eea7"/>
    </style:style>
    <style:style style:name="T26" style:family="text">
      <style:text-properties officeooo:rsid="000b87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3"/>
      <text:p text:style-name="P3"/>
      <text:p text:style-name="P3"/>
      <text:p text:style-name="P5">Conception et programmation de sites web</text:p>
      <text:p text:style-name="P5">8INF128</text:p>
      <text:p text:style-name="P5">Enseignante : Sophie Lasfargeas</text:p>
      <text:p text:style-name="P5"/>
      <text:p text:style-name="P5"/>
      <text:p text:style-name="P5"/>
      <text:p text:style-name="P5"/>
      <text:p text:style-name="P5"/>
      <text:p text:style-name="P5"/>
      <text:p text:style-name="P5"/>
      <text:p text:style-name="P5"/>
      <text:p text:style-name="P5"/>
      <text:p text:style-name="P5"/>
      <text:p text:style-name="P5">Atelier 1 : Étude du marché</text:p>
      <text:p text:style-name="P5"/>
      <text:p text:style-name="P5"/>
      <text:p text:style-name="P5"/>
      <text:p text:style-name="P5"/>
      <text:p text:style-name="P4"/>
      <text:p text:style-name="P5"/>
      <text:p text:style-name="P4"/>
      <text:p text:style-name="P5"/>
      <text:p text:style-name="P5"/>
      <text:p text:style-name="P5"><text:tab/>Bastien Bouquin<text:tab/></text:p>
      <text:p text:style-name="P5">Véronique Ménard</text:p>
      <text:p text:style-name="P5"/>
      <text:p text:style-name="P4"/>
      <text:p text:style-name="P5"/>
      <text:p text:style-name="P5"><text:line-break/><text:line-break/></text:p>
      <text:p text:style-name="P5"/>
      <text:p text:style-name="P5"/>
      <text:p text:style-name="P5"/>
      <text:p text:style-name="P5"/>
      <text:p text:style-name="P5"/>
      <text:p text:style-name="P6"><text:span text:style-name="Default_20_Paragraph_20_Font"><text:span text:style-name="T6">Septembre 2017</text:span></text:span></text:p>
      <text:p text:style-name="P33"><text:span text:style-name="Default_20_Paragraph_20_Font"><text:span text:style-name="T4">ATELIER 1 : </text:span></text:span><text:span text:style-name="Default_20_Paragraph_20_Font"><text:span text:style-name="T5">ÉTUDE DU MARCHÉ<text:line-break/></text:span></text:span></text:p>
      <table:table table:name="Table1" table:style-name="Table1">
        <table:table-column table:style-name="Table1.A" table:number-columns-repeated="2"/>
        <table:table-row>
          <table:table-cell table:style-name="Table1.A1" office:value-type="string">
            <text:p text:style-name="P7">SITE 1 : DEVIANTART</text:p>
          </table:table-cell>
          <table:table-cell table:style-name="Table1.A1" office:value-type="string">
            <text:p text:style-name="P8"><text:span text:style-name="Default_20_Paragraph_20_Font"><text:span text:style-name="T7">URL :</text:span></text:span><text:span text:style-name="Default_20_Paragraph_20_Font"><text:span text:style-name="T8"> </text:span></text:span><text:a xlink:type="simple" xlink:href="https://www.deviantart.com/" office:target-frame-name="_top" xlink:show="replace" text:style-name="Internet_20_link" text:visited-style-name="Visited_20_Internet_20_Link"><text:span text:style-name="Hyperlink"><text:span text:style-name="T9">https://www.deviantart.com/</text:span></text:span></text:a></text:p>
          </table:table-cell>
        </table:table-row>
      </table:table>
      <text:p text:style-name="P9"/>
      <text:p text:style-name="P18">Notre choix s’est arrêté sur trois sites constituant des communautés artistiques en ligne offrant la possibilité aux utilisateurs de s’inscrire et d’exposer leurs créations graphiques et/ou littéraires. Le site DeviantArt, faisant partie de cette catégorie, nécessite une inscription gratuite de base pour participer à l’évolution de ce portfolio en ligne. Un abonnement payant permet d’acquérir certains avantages au niveau des statistiques, des options de navigation, de la personnalisation de la page utilisateur, de l’affichage des publicités et des interactions avec votre téléphone portable. Un compte utilisateur peut être géré, selon les besoins, par une seule personne ou par plusieurs (groupe). </text:p>
      <text:p text:style-name="P18"/>
      <text:p text:style-name="P19">Utilisateurs cibles et ergonomie informatique</text:p>
      <text:p text:style-name="P20"><text:span text:style-name="Default_20_Paragraph_20_Font"><text:span text:style-name="T10">Adapté aux besoins? Facile à utiliser?</text:span></text:span></text:p>
      <text:p text:style-name="P20"><text:span text:style-name="Default_20_Paragraph_20_Font"><text:span text:style-name="T12">On distingue trois catégories d’utilisateurs du site DeviantArt. On y retrouve d’abord des artistes professionnels ou semi-professionnels qui désirent exposer leurs oeuvres. Le site répond bien aux besoins de cette catégorie d’utilisateurs en leur offrant une vitrine virtuelle par laquelle leur travail acquiert une visibilité aux yeux d’un large public, mais également la possibilité d’interagir avec d’autres utilisateurs, artistes ou non-artistes, et ainsi de recevoir des commentaires </text:span></text:span><text:span text:style-name="Default_20_Paragraph_20_Font"><text:span text:style-name="T13">constructifs</text:span></text:span><text:span text:style-name="Default_20_Paragraph_20_Font"><text:span text:style-name="T12"> sur les œuvres publiées. Il s’agit également d’un endroit privilégié où l’artiste, connecté à ses fans, peut promouvoir et vendre son travail auprès d’une clientèle. D’autres utilisateurs, des amateurs quant à eux, ne publient sur ce site que dans un objectif de divertissement, alors que d’autres surveillent ce que postent les </text:span></text:span><text:span text:style-name="Default_20_Paragraph_20_Font"><text:span text:style-name="T17">deviants </text:span></text:span><text:span text:style-name="Default_20_Paragraph_20_Font"><text:span text:style-name="T12">dont ils apprécient les œuvres. </text:span></text:span><text:span text:style-name="Default_20_Paragraph_20_Font"><text:span text:style-name="T13">Il existe aussi quelques utilisateurs</text:span></text:span><text:span text:style-name="Default_20_Paragraph_20_Font"><text:span text:style-name="T12"> qui proposent leurs services sur DeviantArt (commissions), leur page est un marché où ils proposent leurs services. </text:span></text:span></text:p>
      <text:p text:style-name="P19"/>
      <text:p text:style-name="P19">Ergonomie du web</text:p>
      <text:p text:style-name="P21">Disponibilité? Rapide? Interactivité? Accessibilité? </text:p>
      <text:p text:style-name="P20"><text:span text:style-name="Default_20_Paragraph_20_Font"><text:span text:style-name="T12">Le site est d’abord très disponible et peut être consulté en tout temps. La plupart des images se chargent très rapidement, d’autres mettent davantage de temps </text:span></text:span><text:span text:style-name="Default_20_Paragraph_20_Font"><text:span text:style-name="T13">en fonction de la résolution de l’image</text:span></text:span><text:span text:style-name="Default_20_Paragraph_20_Font"><text:span text:style-name="T12"> (effet saccadé). Via le tout petit menu en bas complètement, de façon plutôt intuitive, il est possible de trouver de l’assistance en cliquant sur l’élément </text:span></text:span><text:span text:style-name="Default_20_Paragraph_20_Font"><text:span text:style-name="T17">Contact</text:span></text:span><text:span text:style-name="Default_20_Paragraph_20_Font"><text:span text:style-name="T12"> mais qui n’est pas suffisamment visible à mon sens. Mais il est possible en deux clics d’accéder à l’aide à partir du menu du haut. </text:span></text:span></text:p>
      <text:p text:style-name="P18"/>
      <text:p text:style-name="P19">Site web</text:p>
      <text:p text:style-name="P18">Organisé?</text:p>
      <text:p text:style-name="P20"><text:span text:style-name="Default_20_Paragraph_20_Font"><text:span text:style-name="T11">Simple et clair? (respect des conventions : icônes, curseurs, couleurs)</text:span></text:span></text:p>
      <text:p text:style-name="P22">L’utilisation d’icônes respecte les conventions : le site utilise par exemple une icône de silhouette pour renvoyer à un utilisateur, l’icône de pin indique le lieu où habite la personne, l’étoile à côté d’un nom d’utilisateur indique qu’il est Premium, une bulle à côté du nombre de commentaires. Le curseur se modifie par une main lorsqu’il survole une zone cliquable. </text:p>
      <text:p text:style-name="P21">Navigation et structure évidente (vue globale, pas d’impasse)</text:p>
      <text:p text:style-name="P18">La navigation et la structure du site ne sont pas évidentes à première vue. Il y a trop de menus différents dans la page principale : une barre de menus en haut, une <text:soft-page-break/>seconde barre de menus (Welcome, Browser). Toutefois l’onglet Browser permet de visualiser la structure de l’information, mais les premiers éléments ne semblent pas correspondre à ceux de la page d’accueil, ce qui fait qu’on se questionne souvent face à de nouveaux éléments jusque-là inconnus (ex. quelle est la différence entre Newest et What’s Hot). Des bulles explicatives auraient pu permettre de comprendre à quoi réfèrent les éléments du menu de cette section. En cliquant sur What’s Hot, on se retrouve face à de multiples images, mais sans savoir ce qu’elles ont de particulier.</text:p>
      <text:p text:style-name="P23">Sans distraction?</text:p>
      <text:p text:style-name="P22">Il n’y a pas d’animation superflue, ni de publicités à outrance. Toutefois, le site contient énormément d’informations à assimiler simultanément qui ne sont pas forcément claires au premier regard.</text:p>
      <text:p text:style-name="P23">Texte simple et court?</text:p>
      <text:p text:style-name="P22">Le texte n’est pas seulement simple, il est inexistant. Il serait bien d’offrir certaines explications pour comprendre les différences entre certaines sections du site.</text:p>
      <text:p text:style-name="P21">Toujours disponible et rapide?</text:p>
      <text:p text:style-name="P18">Oui.</text:p>
      <text:p text:style-name="P21">Régulièrement mis à jour?</text:p>
      <text:p text:style-name="P18">Les œuvres sont mises à jour en temps réel par les utilisateurs. Le site <text:span text:style-name="T23">est généralement à jour.</text:span></text:p>
      <text:p text:style-name="P18"/>
      <text:p text:style-name="P19">Navigation</text:p>
      <text:p text:style-name="P24">La navigation permet de savoir où on est?</text:p>
      <text:p text:style-name="P25">Non. Lorsqu’on clique sur une image à partir de la page d’accueil, on se retrouve sur le profil de l’artiste. Je préfère naviguer à partir de l’onglet Browser qui permet de visualiser le menu à gauche et ses différentes catégories en tout temps. Je laisserais ce menu en permanence durant toute la navigation. Le menu du bas est difficilement accessible : lorsque je tente de le faire afficher, il disparaît si les images de la page ne sont pas toutes chargées et il y a parfois de nombreuses images à charger, ce qui rend le menu inaccessible.</text:p>
      <text:p text:style-name="P26"><text:span text:style-name="Default_20_Paragraph_20_Font"><text:span text:style-name="T11">Retour possible?</text:span></text:span></text:p>
      <text:p text:style-name="P26"><text:span text:style-name="Default_20_Paragraph_20_Font"><text:span text:style-name="T12">Le retour s’effectue avec la flèche du navigateur, et non à partir d’un bouton inséré dans la page. Vu la quantité d’information qui défile (commentaires, images), je ne crois pas qu’il soit pertinent d’inclure un bouton de retour à la page précédente.<text:line-break/></text:span></text:span><text:span text:style-name="Default_20_Paragraph_20_Font"><text:span text:style-name="T11">Accès à l’accueil?</text:span></text:span></text:p>
      <text:p text:style-name="P26"><text:span text:style-name="Default_20_Paragraph_20_Font"><text:span text:style-name="T12">L’accès à l’accueil se fait de manière intuitive en cliquant sur le logo DeviantArt en haut à gauche. Toutefois, deux mots renvoient au même endroit et sont situés un au-dessus de l’autre : DeviantArt et Welcome. Ce qui me fait penser que la seconde barre de menus (Welcome, Browser) pourrait être repensée.<text:line-break/></text:span></text:span><text:span text:style-name="Default_20_Paragraph_20_Font"><text:span text:style-name="T11">Recherche?</text:span></text:span></text:p>
      <text:p text:style-name="P26"><text:span text:style-name="Default_20_Paragraph_20_Font"><text:span text:style-name="T12">Le site permet d’effectuer des recherches facilement.<text:line-break/></text:span></text:span><text:span text:style-name="Default_20_Paragraph_20_Font"><text:span text:style-name="T11">Plan du site?</text:span></text:span></text:p>
      <text:p text:style-name="P25">J’aurais cru qu’il se trouvait dans l’onglet Site Tour du menu en bas, mais ce dernier est destiné à autre chose. Toutefois le menu de gauche sous Browse nous donne un aperçu du contenu de l’ensemble du site, sans arborescence. <text:s/></text:p>
      <text:p text:style-name="P18"/>
      <text:p text:style-name="P19">Couleurs</text:p>
      <text:p text:style-name="P21">Couleurs : minimales? Code universel, symbolique? Neutres, claires pour le fond? Personnes avec problèmes de vision (couleurs semblables à éviter)?</text:p>
      <text:p text:style-name="P18">La couleur de fond est plutôt claire, mais trop foncée pour un fond. Il aurait été préférable d’utiliser le blanc, vu la quantité d’informations sur la page, pour obtenir <text:soft-page-break/>un rendu plus épuré. De plus, les couleurs se ressemblent (vert), ce qui n’est pas optimal pour les personnes aux prises avec des problèmes de vision. Sur un site d’œuvres d’art, mieux vaut conserver une neutralité, car la couleur contamine l’œuvre. </text:p>
      <text:p text:style-name="P18"/>
      <text:p text:style-name="P19">À éviter</text:p>
      <text:p text:style-name="P21">Temps de chargement? Long, rapide?</text:p>
      <text:p text:style-name="P18">Selon la quantité d’images sur une page. Le site devrait charger en amont les images plutôt que d’attendre le défilement de l’utilisateur. </text:p>
      <text:p text:style-name="P21">Informations importantes dans zones moins visibles?</text:p>
      <text:p text:style-name="P18">XXX</text:p>
      <text:p text:style-name="P21">Barres défilantes?</text:p>
      <text:p text:style-name="P18">Une seule barre défilante</text:p>
      <text:p text:style-name="P21">Assistance à l’utilisateur : gère erreurs? Curseur de position? Symbole d’attente?</text:p>
      <text:p text:style-name="P12">Les pages d’erreurs sont gérées.</text:p>
      <text:p text:style-name="P12"/>
      <table:table table:name="Table2" table:style-name="Table2">
        <table:table-column table:style-name="Table2.A" table:number-columns-repeated="2"/>
        <table:table-row>
          <table:table-cell table:style-name="Table2.A1" office:value-type="string">
            <text:p text:style-name="P7">SITE 2 : PINTEREST</text:p>
          </table:table-cell>
          <table:table-cell table:style-name="Table2.A1" office:value-type="string">
            <text:p text:style-name="P8"><text:span text:style-name="Default_20_Paragraph_20_Font"><text:span text:style-name="T7">URL :</text:span></text:span><text:span text:style-name="Default_20_Paragraph_20_Font"><text:span text:style-name="T8"> </text:span></text:span><text:a xlink:type="simple" xlink:href="https://fr.pinterest.com/" office:target-frame-name="_top" xlink:show="replace" text:style-name="Internet_20_link" text:visited-style-name="Visited_20_Internet_20_Link"><text:span text:style-name="Hyperlink"><text:span text:style-name="T22">https://fr.pinterest.com/</text:span></text:span></text:a></text:p>
          </table:table-cell>
        </table:table-row>
      </table:table>
      <text:p text:style-name="P10"/>
      <text:p text:style-name="P16"><text:span text:style-name="Default_20_Paragraph_20_Font"><text:span text:style-name="T18">Le </text:span></text:span><text:span text:style-name="Default_20_Paragraph_20_Font"><text:span text:style-name="T12">Pinterest est un </text:span></text:span><text:a xlink:type="simple" xlink:href="https://fr.wikipedia.org/wiki/Site_web" office:target-frame-name="_top" xlink:show="replace" text:style-name="Internet_20_link" text:visited-style-name="Visited_20_Internet_20_Link"><text:span text:style-name="Default_20_Paragraph_20_Font"><text:span text:style-name="T12">site web</text:span></text:span></text:a><text:span text:style-name="Default_20_Paragraph_20_Font"><text:span text:style-name="T12"> </text:span></text:span><text:a xlink:type="simple" xlink:href="https://fr.wikipedia.org/wiki/États-Unis" office:target-frame-name="_top" xlink:show="replace" text:style-name="Internet_20_link" text:visited-style-name="Visited_20_Internet_20_Link"><text:span text:style-name="Default_20_Paragraph_20_Font"><text:span text:style-name="T12">américain</text:span></text:span></text:a><text:span text:style-name="Default_20_Paragraph_20_Font"><text:span text:style-name="T12"> mélangeant les concepts de </text:span></text:span><text:a xlink:type="simple" xlink:href="https://fr.wikipedia.org/wiki/Réseautage_social" office:target-frame-name="_top" xlink:show="replace" text:style-name="Internet_20_link" text:visited-style-name="Visited_20_Internet_20_Link"><text:span text:style-name="Default_20_Paragraph_20_Font"><text:span text:style-name="T12">réseautage social</text:span></text:span></text:a><text:span text:style-name="Default_20_Paragraph_20_Font"><text:span text:style-name="T12"> et de </text:span></text:span><text:a xlink:type="simple" xlink:href="https://fr.wikipedia.org/wiki/Partage_de_photographies" office:target-frame-name="_top" xlink:show="replace" text:style-name="Internet_20_link" text:visited-style-name="Visited_20_Internet_20_Link"><text:span text:style-name="Default_20_Paragraph_20_Font"><text:span text:style-name="T12">partage de photographies</text:span></text:span></text:a><text:span text:style-name="Default_20_Paragraph_20_Font"><text:span text:style-name="T12">, lancé en </text:span></text:span><text:a xlink:type="simple" xlink:href="https://fr.wikipedia.org/wiki/2010_aux_États-Unis" office:target-frame-name="_top" xlink:show="replace" text:style-name="Internet_20_link" text:visited-style-name="Visited_20_Internet_20_Link"><text:span text:style-name="Default_20_Paragraph_20_Font"><text:span text:style-name="T12">2010</text:span></text:span></text:a><text:span text:style-name="Default_20_Paragraph_20_Font"><text:span text:style-name="T12">. Il permet à ses utilisateurs de partager leurs centres d'intérêt, passions, hobbies, à travers des albums de photographies glanées sur l'Internet. Le nom du site est un </text:span></text:span><text:a xlink:type="simple" xlink:href="https://fr.wikipedia.org/wiki/Mot-valise" office:target-frame-name="_top" xlink:show="replace" text:style-name="Internet_20_link" text:visited-style-name="Visited_20_Internet_20_Link"><text:span text:style-name="Default_20_Paragraph_20_Font"><text:span text:style-name="T12">mot-valise</text:span></text:span></text:a><text:span text:style-name="Default_20_Paragraph_20_Font"><text:span text:style-name="T12"> des mots anglais </text:span></text:span><text:span text:style-name="Default_20_Paragraph_20_Font"><text:span text:style-name="T21">pin</text:span></text:span><text:span text:style-name="Default_20_Paragraph_20_Font"><text:span text:style-name="T17"> </text:span></text:span><text:span text:style-name="Default_20_Paragraph_20_Font"><text:span text:style-name="T12">et </text:span></text:span><text:span text:style-name="Default_20_Paragraph_20_Font"><text:span text:style-name="T21">interest</text:span></text:span><text:span text:style-name="Default_20_Paragraph_20_Font"><text:span text:style-name="T12"> signifiant respectivement « épingle » et « intérêt ». Pinterest propose à ses utilisateurs de se créer des collections d'images numériques qui ont attiré leur attention sur internet. L'ajout d'images peut se faire par l'intermédiaire du bouton </text:span></text:span><text:span text:style-name="Default_20_Paragraph_20_Font"><text:span text:style-name="T21">pin it</text:span></text:span><text:span text:style-name="Default_20_Paragraph_20_Font"><text:span text:style-name="T12">, un raccourci à intégrer directement dans le navigateur, ou par l'intermédiaire d'une démarche classique de </text:span></text:span><text:a xlink:type="simple" xlink:href="https://fr.wikipedia.org/wiki/Téléversement" office:target-frame-name="_top" xlink:show="replace" text:style-name="Internet_20_link" text:visited-style-name="Visited_20_Internet_20_Link"><text:span text:style-name="Default_20_Paragraph_20_Font"><text:span text:style-name="T12">téléversement</text:span></text:span></text:a><text:span text:style-name="Default_20_Paragraph_20_Font"><text:span text:style-name="T12"> via le bouton </text:span></text:span><text:span text:style-name="Default_20_Paragraph_20_Font"><text:span text:style-name="T21">add</text:span></text:span><text:span text:style-name="Default_20_Paragraph_20_Font"><text:span text:style-name="T12"> du site Pinterest. Une fois l'image sélectionnée, celle-ci peut être catégorisée. Une légende peut aussi être renseignée.</text:span></text:span></text:p>
      <text:p text:style-name="P13"/>
      <text:p text:style-name="P14">Utilisateurs cibles et ergonomie informatique</text:p>
      <text:p text:style-name="P16"><text:span text:style-name="Default_20_Paragraph_20_Font"><text:span text:style-name="T10">Adapté aux besoins? Facile à utiliser?</text:span></text:span></text:p>
      <text:p text:style-name="P34">Ce site cible les artistes qui aimeraient exposer leurs œuvres sur une plateforme communautaire à la façon d’un portfolio en ligne. Les œuvres gagnes en popularité et en visibisité en fonction des feedbacks utilisateurs.</text:p>
      <text:p text:style-name="P34">De plus, ce site cible tous créateurs de contenue artistiques ayant besoins de références pour nourrir leurs œuvres. La barre de recherche permet d’afficher les œuvres dans des catégories postés par des artistes et çela permet de récupérer de nombreuses références facilement. </text:p>
      <text:p text:style-name="P14"/>
      <text:p text:style-name="P14"/>
      <text:p text:style-name="P14">Ergonomie du web</text:p>
      <text:p text:style-name="P17">Disponibilité? Rapide? Interactivité? Accessibilité? </text:p>
      <text:p text:style-name="P13">Le site est très disponible et peut être consulté en permanence. Le centre d’aide est disponible en tout temps via une icône de point d’interrogation en bas à droite. Contrairement à DeviantArt, le site s’adapte à la langue de l’utilisateur.</text:p>
      <text:p text:style-name="P34">De plus, le site n’attends pas que l’utilisateur soit en bas de la page pour envoyer de nouvelle images. Les images sont ajoutés au feu et à mesure que l’utilisateur dessend.</text:p>
      <text:p text:style-name="P13"/>
      <text:p text:style-name="P14"><text:soft-page-break/>Site web</text:p>
      <text:p text:style-name="P13">Organisé?</text:p>
      <text:p text:style-name="P16"><text:span text:style-name="Default_20_Paragraph_20_Font"><text:span text:style-name="T11">Simple et clair? (respect des conventions : icônes, curseurs, couleurs)</text:span></text:span></text:p>
      <text:p text:style-name="P27">L’utilisation d’icônes respecte les conventions : une silhouette renvoie au profil utilisateur, des barres verticales donnent accès à un menu plus élaboré, une bulle de dialogue renvoie aux notifications et messages destinés à l’utilisateur, une flèche vers le haut pour partager. Je ne comprends pas l’action du bouton Plus de façon intuitive. Je me questionne à savoir si le bouton Est-il nécessaire d’écrire le mot « Enregistrer » en plus de l’icône. Seule l’icône de la pin pourrait apparaître et, lorsque le curseur de la souris se situe sur l’icône, une animation pourrait agrandir l’espace de l’icône pour écrire Enregistrer. L’icône de reconnaissance visuelle qui apparaît sur certaines images ne m’a pas paru clair, étant donné que je ne l’avais jamais vu. Une bulle explicative aurait pu être utile, car je me demande toujours ce qui se passera si je clique sur un bouton.</text:p>
      <text:p text:style-name="P17">Navigation et structure évidente (vue globale, pas d’impasse)</text:p>
      <text:p text:style-name="P13">La structure du site est évidente et compréhensible très rapidement à partir du menu principal et du contenu de la page d’accueil.</text:p>
      <text:p text:style-name="P28">Sans distraction?</text:p>
      <text:p text:style-name="P27">Il n’y a pas d’interférences au niveau du contenu : on y retrouve très simplement les images des différents artistes à consulter.</text:p>
      <text:p text:style-name="P28">Texte simple et court?</text:p>
      <text:p text:style-name="P27">Le texte n’est pas seulement simple, il est inexistant. Il serait bien d’offrir certaines explications pour comprendre les différences entre certaines sections du site. Il y a peu de texte sur le site, mais sa simplicité le rend compréhensible et maîtrisable rapidement. J’aurais souhaité des bulles explicatives sur les boutons qui se trouvent sur les images, particulièrement le bouton Plus.</text:p>
      <text:p text:style-name="P17">Toujours disponible et rapide?</text:p>
      <text:p text:style-name="P13">Oui.</text:p>
      <text:p text:style-name="P17">Régulièrement mis à jour?</text:p>
      <text:p text:style-name="P13">Les œuvres sont mises à jour en temps réel.</text:p>
      <text:p text:style-name="P13"/>
      <text:p text:style-name="P14">Navigation</text:p>
      <text:p text:style-name="P29">La navigation permet de savoir où on est?</text:p>
      <text:p text:style-name="P30">Le menu se trouve sur une ligne et comprend peu d’éléments, ce qui rend la navigation épurée et simple en limitant le nombre de choix possibles. Un menu permet de visualiser le contenu du site et de voir l’emplacement où on se trouve en gras. Toutefois la navigation disparaît lorsqu’on clique sur une image, ce qui laisse davantage d’espace au contenu et crée une cassure avec le design habituel. Des flèches gauche et droite apparaissent pour naviguer entre les images, mais je ne comprends pas ce qui relie les images les unes aux autres : une catégorie? Un artiste?</text:p>
      <text:p text:style-name="P43"/>
      <text:p text:style-name="P31"><text:span text:style-name="Default_20_Paragraph_20_Font"><text:span text:style-name="T11">Retour possible?</text:span></text:span></text:p>
      <text:p text:style-name="P31"><text:span text:style-name="Default_20_Paragraph_20_Font"><text:span text:style-name="T12">Il n’y a pas de bouton de retour, mais le fait de cliquer sur le X en haut à droite – qui se fait de manière intuitive – nous ramène sur la page précédente.<text:line-break/></text:span></text:span><text:span text:style-name="Default_20_Paragraph_20_Font"><text:span text:style-name="T11">Accès à l’accueil?</text:span></text:span></text:p>
      <text:p text:style-name="P31"><text:span text:style-name="Default_20_Paragraph_20_Font"><text:span text:style-name="T12">L’accès à l’accueil se fait de manière intuitive en cliquant sur le logo en haut à gauche. </text:span></text:span><text:span text:style-name="Default_20_Paragraph_20_Font"><text:span text:style-name="T11">Recherche?</text:span></text:span></text:p>
      <text:p text:style-name="P40"><text:span text:style-name="Default_20_Paragraph_20_Font"><text:span text:style-name="T19">Pinterest </text:span></text:span><text:span text:style-name="Default_20_Paragraph_20_Font"><text:span text:style-name="T12">possède un</text:span></text:span><text:span text:style-name="Default_20_Paragraph_20_Font"><text:span text:style-name="T19"> outil de recherche</text:span></text:span><text:span text:style-name="Default_20_Paragraph_20_Font"><text:span text:style-name="T12"> dans la barre de menu, facilement accessible. </text:span></text:span><text:span text:style-name="Default_20_Paragraph_20_Font"><text:span text:style-name="T14">De plus, lors de la navigation, des champs sont proposés pour enrichir la recherche. Ce qui aide vraiment lorsqu’on veut explorer un peu plus profondément </text:span></text:span><text:soft-page-break/><text:span text:style-name="Default_20_Paragraph_20_Font"><text:span text:style-name="T14">les références recherchés. </text:span></text:span><text:span text:style-name="Default_20_Paragraph_20_Font"><text:span text:style-name="T12"><text:line-break/></text:span></text:span><text:span text:style-name="Default_20_Paragraph_20_Font"><text:span text:style-name="T11">Plan du site?</text:span></text:span></text:p>
      <text:p text:style-name="P13">Non. Pas nécessaire.</text:p>
      <text:p text:style-name="P13"/>
      <text:p text:style-name="P14">Couleurs</text:p>
      <text:p text:style-name="P17">Couleurs : minimales? Code universel, symbolique? Neutres, claires pour le fond? Personnes avec problèmes de vision (couleurs semblables à éviter)?</text:p>
      <text:p text:style-name="P13">Couleurs minimales, le rouge <text:span text:style-name="T24">bordeau</text:span> qui est très peu présent symbolise la couleur site. Par exemple, le bouton Enregistrer renvoie à la couleur du logo.</text:p>
      <text:p text:style-name="P13"/>
      <text:p text:style-name="P14">À éviter</text:p>
      <text:p text:style-name="P17">Temps de chargement? Long, rapide?</text:p>
      <text:p text:style-name="P13">Le chargement des images s’effectue de manière automatique. Les appels à la base de données sont transparents pour l’utilisateur, qui n’est pas bloqué par un chargement d’images au bas de la page.</text:p>
      <text:p text:style-name="P17">Informations importantes dans zones moins visibles?</text:p>
      <text:p text:style-name="P13">J’ai découvert le contenu permettant d’en savoir plus sur Pinterest sous l’icône avec trois barres horizontales, qui renvoie à un sous-menu avec toutes les catégories d’images. On retrouve généralement ces informations sur la page d’accueil même, dans le menu du haut sous l’onglet Contact ou À propos, ou encore dans le footer. Ici, l’information est regroupée dans un endroit qui permet d’alléger la page d’accueil, mais le lien entre les différentes catégories du site (créations artistiques) et l’information sur Pinterest (développeurs) n’est pas cohérent. Ces deux types d’informations ne devraient pas être fusionnées, mais plutôt placées dans des catégories distinctes. Je suis surprise de trouver une information là où je ne m’y attends pas.</text:p>
      <text:p text:style-name="P17">Barres défilantes?</text:p>
      <text:p text:style-name="P13">Une seule barre défilante.</text:p>
      <text:p text:style-name="P17">Assistance à l’utilisateur : gère erreurs? Curseur de position? Symbole d’attente?</text:p>
      <text:p text:style-name="P13">En générant un message d’erreur, le site nous propose d’autres alternatives en termes de recherches par catégories.</text:p>
      <text:p text:style-name="P12"/>
      <table:table table:name="Table3" table:style-name="Table3">
        <table:table-column table:style-name="Table3.A" table:number-columns-repeated="2"/>
        <table:table-row>
          <table:table-cell table:style-name="Table3.A1" office:value-type="string">
            <text:p text:style-name="P7">SITE 3 : GOOGLE PLUS COLLECTIONS</text:p>
          </table:table-cell>
          <table:table-cell table:style-name="Table3.A1" office:value-type="string">
            <text:p text:style-name="P8"><text:span text:style-name="Default_20_Paragraph_20_Font"><text:span text:style-name="T7">URL </text:span></text:span><text:a xlink:type="simple" xlink:href="https://plus.google.com/collections" office:target-frame-name="_top" xlink:show="replace" text:style-name="Internet_20_link" text:visited-style-name="Visited_20_Internet_20_Link"><text:span text:style-name="Hyperlink"><text:span text:style-name="T2">:</text:span></text:span></text:a><text:a xlink:type="simple" xlink:href="https://plus.google.com/collections" office:target-frame-name="_top" xlink:show="replace" text:style-name="Internet_20_link" text:visited-style-name="Visited_20_Internet_20_Link"><text:span text:style-name="Hyperlink"><text:span text:style-name="T3"> </text:span></text:span></text:a><text:a xlink:type="simple" xlink:href="https://plus.google.com/collections" office:target-frame-name="_top" xlink:show="replace" text:style-name="Internet_20_link" text:visited-style-name="Visited_20_Internet_20_Link"><text:span text:style-name="Hyperlink"><text:span text:style-name="T22">https://plus.google.com/collections</text:span></text:span></text:a></text:p>
          </table:table-cell>
        </table:table-row>
      </table:table>
      <text:p text:style-name="P15"/>
      <text:p text:style-name="P13">Les Collections de Google permettent aux internautes de regrouper leurs posts, liens, vidéos et photos autour d’un même thème. Créer une collection est extrêmement simple. Il suffit de cliquer sur Collections dans la barre d’outils située sur le côté gauche de la page Google+. Le site propose alors de choisir un nom, de légèrement customiser la page de garde de la Collections en sélectionnant une photo de fond et une couleur pour le bandeau. Enfin, dernier choix à faire, sélectionner qui pourra voir la Collection (tout public, les cercles de l’internaute, lui-même ou une visibilité personnalisée). Attention, une fois ce critère choisi, il ne peut plus être modifié. En plus de créer leurs propres Collections, les internautes peuvent s’abonner à des collections qui les intéressent parmi les Collections publiques et celles des personnes de leurs cercles.</text:p>
      <text:p text:style-name="P13"/>
      <text:p text:style-name="P14">Utilisateurs cibles et ergonomie informatique</text:p>
      <text:p text:style-name="P16"><text:span text:style-name="Default_20_Paragraph_20_Font"><text:span text:style-name="T10">Adapté aux besoins? Facile à utiliser?</text:span></text:span></text:p>
      <text:p text:style-name="P37">Google Collections cible un plus grand publics que deviantart ou pinterest.</text:p>
      <text:p text:style-name="P37"><text:soft-page-break/>Dans l’ecosystème de google plus, Collections serait une section artistique du réseau sociale qui permettrait aux utilisateurs d’exposer leurs œuvres, leurs <text:span text:style-name="T25">écrits, photos, courts-metrages, etc.</text:span></text:p>
      <text:p text:style-name="P38">Donc les utilisateurs lambda utiliseraient le réseau social tout en ayant la possibilité de survoler la partie artistique du site visionnant les œuvres de leurs amis ou d’inconnus.</text:p>
      <text:p text:style-name="P14"/>
      <text:p text:style-name="P14">Ergonomie du web</text:p>
      <text:p text:style-name="P17">Disponibilité? Rapide? Interactivité? Accessibilité? </text:p>
      <text:p text:style-name="P13">Le site est très disponible et peut être consulté en permanence.</text:p>
      <text:p text:style-name="P38">Les chargements sont plutôt efficaces et en terme d’intéractivité, le réseau sociale liée à google collection donne une intéraction complète avec les œuvres et les artistes (commentaires / feedback, comunication, exposition, etc..).</text:p>
      <text:p text:style-name="P38">Pour l’accessibilité, le site fonctionne dans toutes les langues.</text:p>
      <text:p text:style-name="P13"/>
      <text:p text:style-name="P14">Site web</text:p>
      <text:p text:style-name="P13">Organisé?</text:p>
      <text:p text:style-name="P16"><text:span text:style-name="Default_20_Paragraph_20_Font"><text:span text:style-name="T11">Simple et clair? (respect des conventions : icônes, curseurs, couleurs)</text:span></text:span></text:p>
      <text:p text:style-name="P27">Le site reste dans la ligne éditoriale de google où tous les articles sont carrés et bien alignés. De plus, de nombreux articles sont proposés à l’utilisateur en même temps.</text:p>
      <text:p text:style-name="P27">En terme de clareté, un espace plus important pour les images aurait été bien apprécié.</text:p>
      <text:p text:style-name="P17">Navigation et structure évidente (vue globale, pas d’impasse)</text:p>
      <text:p text:style-name="P13">Il est facile de nagiguer sur le site, il sembre reprendre le modèle de youtube avec trois sections principales : navigation, abonnements et profil.</text:p>
      <text:p text:style-name="P13">Il est difficile de se perdre sur ce site.</text:p>
      <text:p text:style-name="P28">Sans distraction?</text:p>
      <text:p text:style-name="P27">Aucune publicités ne vient polluer la navigation.</text:p>
      <text:p text:style-name="P28">Texte simple et court?</text:p>
      <text:p text:style-name="P27">Longueur des textees dépendants des créateurs de contenue.</text:p>
      <text:p text:style-name="P17">Toujours disponible et rapide?</text:p>
      <text:p text:style-name="P13">Oui.</text:p>
      <text:p text:style-name="P17">Régulièrement mis à jour?</text:p>
      <text:p text:style-name="P13">Toujour en version Beta, mais utilisable avec tous les navigateurs .</text:p>
      <text:p text:style-name="P13"/>
      <text:p text:style-name="P14">Navigation</text:p>
      <text:p text:style-name="P29">La navigation permet de savoir où on est?</text:p>
      <text:p text:style-name="P30">Oui, comme le menu de navigation est toujours présent, on sait toujours où on est.</text:p>
      <text:p text:style-name="P31"><text:span text:style-name="Default_20_Paragraph_20_Font"><text:span text:style-name="T11">Retour possible?</text:span></text:span></text:p>
      <text:p text:style-name="P31"><text:span text:style-name="Default_20_Paragraph_20_Font"><text:span text:style-name="T15">Oui, depuis le menu de navigation.</text:span></text:span><text:span text:style-name="Default_20_Paragraph_20_Font"><text:span text:style-name="T12"><text:line-break/></text:span></text:span><text:span text:style-name="Default_20_Paragraph_20_Font"><text:span text:style-name="T11">Accès à l’accueil?</text:span></text:span></text:p>
      <text:p text:style-name="P31"><text:span text:style-name="Default_20_Paragraph_20_Font"><text:span text:style-name="T15">Le boutton google ne nous ra</text:span></text:span><text:span text:style-name="Default_20_Paragraph_20_Font"><text:span text:style-name="T15">mmène que sur l’accueil de google plus, ce qui est embêtant lorsqu’on est habitué à utiliser pinterest ou deviantart.</text:span></text:span><text:span text:style-name="Default_20_Paragraph_20_Font"><text:span text:style-name="T12"><text:line-break/></text:span></text:span><text:span text:style-name="Default_20_Paragraph_20_Font"><text:span text:style-name="T11">Recherche?</text:span></text:span></text:p>
      <text:p text:style-name="Normal"><text:span text:style-name="Default_20_Paragraph_20_Font"><text:span text:style-name="T20">O</text:span></text:span><text:span text:style-name="Default_20_Paragraph_20_Font"><text:span text:style-name="T20">ui, avec la barre de recherche en haut toujours prése</text:span></text:span><text:span text:style-name="Default_20_Paragraph_20_Font"><text:span text:style-name="T20">nte.</text:span></text:span><text:span text:style-name="Default_20_Paragraph_20_Font"><text:span text:style-name="T12"><text:line-break/></text:span></text:span><text:span text:style-name="Default_20_Paragraph_20_Font"><text:span text:style-name="T11">Plan du site?</text:span></text:span></text:p>
      <text:p text:style-name="P30"><text:span text:style-name="T26">Oui, avec l’onglet de navigation.</text:span></text:p>
      <text:p text:style-name="P13"/>
      <text:p text:style-name="P14">Couleurs</text:p>
      <text:p text:style-name="P17">Couleurs : minimales? Code universel, symbolique? Neutres, claires pour le fond? Personnes avec problèmes de vision (couleurs semblables à éviter)?</text:p>
      <text:p text:style-name="P39"><text:soft-page-break/>La couleur usuelle du site est le bleue. De plus, le fond est gris claire .</text:p>
      <text:p text:style-name="P39">Mais, chaque collection possède une couleur qui est sélectionnée par l’artiste.</text:p>
      <text:p text:style-name="P39">Ce qui peut créer des conflicts entre les collections.</text:p>
      <text:p text:style-name="P36"><text:span text:style-name="T26">Pour les icones, google utilise tous les standars comme la cloche, la boussole et le profil.</text:span></text:p>
      <text:p text:style-name="P14"/>
      <text:p text:style-name="P14">À éviter</text:p>
      <text:p text:style-name="P17">Temps de chargement? Long, rapide?</text:p>
      <text:p text:style-name="P39">Les temps de chargements sont rapides.</text:p>
      <text:p text:style-name="P17">Informations importantes dans zones moins visibles?</text:p>
      <text:p text:style-name="P39">Les informations importantes de navigation prennent plus de place que nécessaire.</text:p>
      <text:p text:style-name="P17">Barres défilantes?</text:p>
      <text:p text:style-name="P39">Une seule verticale.</text:p>
      <text:p text:style-name="P17">Assistance à l’utilisateur : gère erreurs? Curseur de position? Symbole d’attente?</text:p>
      <text:p text:style-name="P39">La page d’erreur n’est pas très « user friendly ». Mais généralement, tout est bien pensé pour l’utilisateur, il n’y a pas de fautes de desig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ook" svg:font-family="'Avenir Boo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ucida Grande" svg:font-family="'Lucida Grande'" style:font-family-generic="swiss" style:font-pitch="variable"/>
  </office:font-face-decls>
  <office:styles>
    <draw:gradient draw:name="a0"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style:font-name-asian="MS Mincho" style:font-size-asian="12pt" style:language-asian="fr" style:country-asian="F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fo:background-color="transparent" style:font-name-asian="MS Mincho" style:font-size-asian="12pt" style:language-asian="fr" style:country-asian="F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ambria" fo:font-family="Cambria" style:font-family-generic="roman" style:font-pitch="variable" fo:language="fr" fo:country="CA" style:font-name-complex="Arial" style:font-family-complex="Arial" style:font-family-generic-complex="swiss" style:font-pitch-complex="variable"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ambria" fo:font-family="Cambria" style:font-family-generic="roman" style:font-pitch="variable" fo:language="fr" fo:country="CA" style:font-name-complex="Arial" style:font-family-complex="Arial" style:font-family-generic-complex="swiss" style:font-pitch-complex="variable"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ambria" fo:font-family="Cambria" style:font-family-generic="roman" style:font-pitch="variable" fo:language="fr" fo:country="CA" style:font-name-complex="Arial" style:font-family-complex="Arial" style:font-family-generic-complex="swiss" style:font-pitch-complex="variable" fo:hyphenate="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wiss" style:font-pitch="variable" fo:font-size="9pt" fo:language="fr" fo:country="CA" style:font-size-asian="9pt" style:font-name-complex="Lucida Grande" style:font-family-complex="'Lucida Grande'" style:font-family-generic-complex="swiss" style:font-pitch-complex="variable" style:font-size-complex="9pt"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fo:font-family="Times" style:font-family-generic="roman" style:font-pitch="variable" fo:font-size="10pt" fo:language="fr" fo:country="CA" style:font-size-asian="10pt" style:font-size-complex="10pt" fo:hyphenate="false"/>
    </style:style>
    <style:style style:name="TOC_20_1" style:display-name="TOC 1" style:family="paragraph" style:parent-style-name="Normal" style:next-style-name="Normal" style:auto-update="true">
      <style:paragraph-properties fo:margin-top="0.0835in" fo:margin-bottom="0in" loext:contextual-spacing="false" fo:hyphenation-ladder-count="no-limit"/>
      <style:text-properties fo:text-transform="uppercase" style:font-name="Cambria" fo:font-family="Cambria" style:font-family-generic="roman" style:font-pitch="variable" fo:font-size="11pt" fo:language="fr" fo:country="CA" fo:font-weight="bold" style:font-size-asian="11pt" style:font-weight-asian="bold" style:font-name-complex="Arial" style:font-family-complex="Arial" style:font-family-generic-complex="swiss" style:font-pitch-complex="variable" style:font-size-complex="11pt" fo:hyphenate="false"/>
    </style:style>
    <style:style style:name="TITRE1" style:family="paragraph" style:parent-style-name="Normal">
      <style:paragraph-properties fo:margin-top="0in" fo:margin-bottom="0.0417in" loext:contextual-spacing="false" fo:text-align="justify" style:justify-single-word="false" fo:hyphenation-ladder-count="no-limit"/>
      <style:text-properties fo:text-transform="uppercase" style:font-name="Calibri" fo:font-family="Calibri" style:font-family-generic="swiss" style:font-pitch="variable" fo:font-size="11pt" fo:language="fr" fo:country="CA" fo:font-weight="bold" style:font-size-asian="11pt" style:font-weight-asian="bold" style:font-name-complex="Arial" style:font-family-complex="Arial" style:font-family-generic-complex="swiss" style:font-pitch-complex="variable" style:font-size-complex="11pt" style:font-weight-complex="bold" fo:hyphenate="false"/>
    </style:style>
    <style:style style:name="TITRE2" style:family="paragraph" style:parent-style-name="Normal">
      <style:paragraph-properties fo:text-align="justify" style:justify-single-word="false" fo:orphans="0" fo:widows="0" fo:hyphenation-ladder-count="no-limit" style:text-autospace="none"/>
      <style:text-properties style:font-name="Calibri" fo:font-family="Calibri" style:font-family-generic="swiss" style:font-pitch="variable" fo:font-size="11pt" fo:language="fr" fo:country="CA" fo:font-weight="bold" style:font-size-asian="11pt" style:font-weight-asian="bold" style:font-name-complex="Arial" style:font-family-complex="Arial" style:font-family-generic-complex="swiss" style:font-pitch-complex="variable" style:font-size-complex="11pt" fo:hyphenate="false"/>
    </style:style>
    <style:style style:name="TOC_20_2" style:display-name="TOC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font-variant="small-caps" style:font-name="Cambria" fo:font-family="Cambria" style:font-family-generic="roman" style:font-pitch="variable" fo:font-size="11pt" fo:language="fr" fo:country="CA" style:font-size-asian="11pt" style:font-name-complex="Arial" style:font-family-complex="Arial" style:font-family-generic-complex="swiss" style:font-pitch-complex="variable" style:font-size-complex="11pt" fo:hyphenate="false"/>
    </style:style>
    <style:style style:name="TOC_20_3" style:display-name="TOC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style:font-name="Cambria" fo:font-family="Cambria" style:font-family-generic="roman" style:font-pitch="variable" fo:font-size="11pt" fo:language="fr" fo:country="CA" fo:font-style="italic" style:font-size-asian="11pt" style:font-style-asian="italic" style:font-name-complex="Arial" style:font-family-complex="Arial" style:font-family-generic-complex="swiss" style:font-pitch-complex="variable" style:font-size-complex="11pt" fo:hyphenate="false"/>
    </style:style>
    <style:style style:name="TOC_20_4" style:display-name="TO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style:font-name="Cambria" fo:font-family="Cambria" style:font-family-generic="roman" style:font-pitch="variable" fo:font-size="9pt" fo:language="fr" fo:country="CA" style:font-size-asian="9pt" style:font-name-complex="Arial" style:font-family-complex="Arial" style:font-family-generic-complex="swiss" style:font-pitch-complex="variable" style:font-size-complex="9pt" fo:hyphenate="false"/>
    </style:style>
    <style:style style:name="TOC_20_5" style:display-name="TO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style:font-name="Cambria" fo:font-family="Cambria" style:font-family-generic="roman" style:font-pitch="variable" fo:font-size="9pt" fo:language="fr" fo:country="CA" style:font-size-asian="9pt" style:font-name-complex="Arial" style:font-family-complex="Arial" style:font-family-generic-complex="swiss" style:font-pitch-complex="variable" style:font-size-complex="9pt" fo:hyphenate="false"/>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style:font-name="Cambria" fo:font-family="Cambria" style:font-family-generic="roman" style:font-pitch="variable" fo:font-size="9pt" fo:language="fr" fo:country="CA" style:font-size-asian="9pt" style:font-name-complex="Arial" style:font-family-complex="Arial" style:font-family-generic-complex="swiss" style:font-pitch-complex="variable" style:font-size-complex="9pt" fo:hyphenate="false"/>
    </style:style>
    <style:style style:name="TOC_20_7" style:display-name="TO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style:font-name="Cambria" fo:font-family="Cambria" style:font-family-generic="roman" style:font-pitch="variable" fo:font-size="9pt" fo:language="fr" fo:country="CA" style:font-size-asian="9pt" style:font-name-complex="Arial" style:font-family-complex="Arial" style:font-family-generic-complex="swiss" style:font-pitch-complex="variable" style:font-size-complex="9pt" fo:hyphenate="false"/>
    </style:style>
    <style:style style:name="TOC_20_8" style:display-name="TO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style:font-name="Cambria" fo:font-family="Cambria" style:font-family-generic="roman" style:font-pitch="variable" fo:font-size="9pt" fo:language="fr" fo:country="CA" style:font-size-asian="9pt" style:font-name-complex="Arial" style:font-family-complex="Arial" style:font-family-generic-complex="swiss" style:font-pitch-complex="variable" style:font-size-complex="9pt" fo:hyphenate="false"/>
    </style:style>
    <style:style style:name="TOC_20_9" style:display-name="TO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style:font-name="Cambria" fo:font-family="Cambria" style:font-family-generic="roman" style:font-pitch="variable" fo:font-size="9pt" fo:language="fr" fo:country="CA" style:font-size-asian="9pt" style:font-name-complex="Arial" style:font-family-complex="Arial" style:font-family-generic-complex="swiss" style:font-pitch-complex="variable" style:font-size-complex="9pt" fo:hyphenate="false"/>
    </style:style>
    <style:style style:name="TITRE3" style:family="paragraph" style:parent-style-name="Normal">
      <style:paragraph-properties fo:text-align="justify" style:justify-single-word="false" fo:hyphenation-ladder-count="no-limit"/>
      <style:text-properties style:font-name="Calibri" fo:font-family="Calibri" style:font-family-generic="swiss" style:font-pitch="variable" fo:font-size="11pt" fo:language="fr" fo:country="CA" fo:font-style="italic" style:font-size-asian="11pt" style:font-style-asian="italic" style:font-name-complex="Arial" style:font-family-complex="Arial" style:font-family-generic-complex="swiss" style:font-pitch-complex="variable" style:font-size-complex="11pt" fo:hyphenate="false"/>
    </style:style>
    <style:style style:name="PARAGRAPHE" style:family="paragraph" style:parent-style-name="Normal">
      <style:paragraph-properties fo:margin-top="0in" fo:margin-bottom="0.1665in" loext:contextual-spacing="false" fo:line-height="150%" fo:text-align="justify" style:justify-single-word="false" fo:hyphenation-ladder-count="no-limit"/>
      <style:text-properties fo:color="#17365d" style:font-name="Century Schoolbook" fo:font-family="'Century Schoolbook'" style:font-family-generic="roman" style:font-pitch="variable" fo:font-size="11pt" fo:language="fr" fo:country="CA" style:font-name-asian="Cambria" style:font-family-asian="Cambria" style:font-family-generic-asian="roman" style:font-pitch-asian="variable" style:font-size-asian="11pt" style:font-name-complex="Arial" style:font-family-complex="Arial" style:font-family-generic-complex="swiss" style:font-pitch-complex="variable"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language="fr" fo:country="CA"/>
    </style:style>
    <style:style style:name="Footer_20_Char" style:display-name="Footer Char" style:family="text" style:parent-style-name="Default_20_Paragraph_20_Font">
      <style:text-properties fo:language="fr" fo:country="CA"/>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Lucida Grande" fo:font-family="'Lucida Grande'" style:font-family-generic="swiss" style:font-pitch="variable" fo:font-size="9pt" fo:language="fr" fo:country="CA" style:font-size-asian="9pt" style:font-name-complex="Lucida Grande" style:font-family-complex="'Lucida Grande'" style:font-family-generic-complex="swiss" style:font-pitch-complex="variable" style:font-size-complex="9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lang-en" style:family="text" style:parent-style-name="Default_20_Paragraph_20_Font"/>
    <style:style style:name="apple-converted-space"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3.15in" style:type="center"/>
          <style:tab-stop style:position="6.4972in" style:type="right"/>
        </style:tab-stops>
      </style:paragraph-properties>
      <style:text-properties style:font-name="Calibri" fo:font-size="9pt" fo:font-style="italic" style:font-size-asian="9pt" style:font-style-asian="italic" style:font-size-complex="9pt"/>
    </style:style>
    <style:style style:name="MP2" style:family="paragraph" style:parent-style-name="Footer">
      <style:paragraph-properties fo:text-align="end" style:justify-single-word="false"/>
    </style:style>
    <style:style style:name="MT1" style:family="text">
      <style:text-properties style:font-name="Avenir Light"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6634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3217in" fo:margin-left="0in" fo:margin-right="0in" fo:margin-top="0in" style:dynamic-spacing="true"/>
      </style:footer-style>
    </style:page-layout>
    <style:page-layout style:name="Mpm3">
      <style:page-layout-properties fo:page-width="8.5in" fo:page-height="11in" style:num-format="1" style:print-orientation="portrait" fo:margin-top="0.4917in" fo:margin-bottom="0.5693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3744in" fo:margin-left="0in" fo:margin-right="0in" fo:margin-bottom="0in" style:dynamic-spacing="true"/>
      </style:header-style>
      <style:footer-style>
        <style:header-footer-properties fo:min-height="0.415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
      </style:footer>
    </style:master-page>
    <style:master-page style:name="MP1" style:page-layout-name="Mpm3">
      <style:header>
        <text:p text:style-name="MP1"/>
      </style:header>
      <style:footer>
        <text:p text:style-name="MP2"><text:span text:style-name="Page_20_Number"><text:span text:style-name="MT1"><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
    <dc:description/>
    <dc:subject/>
    <meta:initial-creator>Véronique Ménard</meta:initial-creator>
    <meta:creation-date>2017-09-11T21:58:00Z</meta:creation-date>
    <dc:date>2017-09-19T12:58:06.643053891</dc:date>
    <meta:print-date>2015-10-06T14:02:00Z</meta:print-date>
    <meta:editing-cycles>4</meta:editing-cycles>
    <meta:editing-duration>PT15M7S</meta:editing-duration>
    <meta:document-statistic meta:table-count="3" meta:image-count="0" meta:object-count="0" meta:page-count="8" meta:paragraph-count="150" meta:word-count="2771" meta:character-count="17671" meta:non-whitespace-character-count="15029"/>
    <meta:template xlink:type="simple" xlink:actuate="onRequest" xlink:title="" xlink:href="Normal.dotm"/>
  </office:meta>
</office:document-meta>
</file>